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561" officeooo:paragraph-rsid="00073561"/>
    </style:style>
    <style:style style:name="T1" style:family="text">
      <style:text-properties officeooo:rsid="000851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could be a router problem.</text:p>
      <text:p text:style-name="P1">Sorry, I can’t go to the meeting because I must finish a project today.</text:p>
      <text:p text:style-name="P1">The wifi connection must be reliable.</text:p>
      <text:p text:style-name="P1">I need check systems to ad<text:span text:style-name="T1">d</text:span>ress an iss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2:01:56.086000000</meta:creation-date>
    <dc:date>2025-09-17T13:23:57.979000000</dc:date>
    <meta:editing-duration>PT57M19S</meta:editing-duration>
    <meta:editing-cycles>1</meta:editing-cycles>
    <meta:document-statistic meta:table-count="0" meta:image-count="0" meta:object-count="0" meta:page-count="1" meta:paragraph-count="4" meta:word-count="34" meta:character-count="180" meta:non-whitespace-character-count="150"/>
    <meta:generator>LibreOffice/24.2.5.2$Windows_X86_64 LibreOffice_project/bffef4ea93e59bebbeaf7f431bb02b1a39ee8a59</meta:generator>
  </office:meta>
</office:document-meta>
</file>